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fill-color="#ff3333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fill-color="#ff3333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width="0.028cm" svg:stroke-color="#ff00ff" draw:marker-start-width="0.242cm" draw:marker-end-width="0.242cm" draw:fill="none" draw:fill-color="#ff3333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marker-end="Arrow" draw:marker-end-width="0.1cm" draw:fill="none" draw:fill-color="#ff3333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75cm"/>
    </style:style>
    <style:style style:name="gr8" style:family="graphic" style:parent-style-name="standard">
      <style:graphic-properties draw:stroke="none" draw:fill="none" draw:fill-color="#729fcf" fo:min-height="0.502cm"/>
    </style:style>
    <style:style style:name="gr9" style:family="graphic" style:parent-style-name="objectwithoutfill">
      <style:graphic-properties draw:marker-end="Arrow" draw:marker-end-width="0.1cm" draw:fill="none" draw:fill-color="#ff3333" draw:textarea-vertical-align="middle"/>
    </style:style>
    <style:style style:name="P1" style:family="paragraph">
      <loext:graphic-properties draw:fill="none" draw:fill-color="#ff33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.5pt"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ize="10.5pt" fo:font-style="italic" style:font-style-asian="italic" style:font-style-complex="italic"/>
    </style:style>
    <style:style style:name="P5" style:family="paragraph">
      <loext:graphic-properties draw:fill="none" draw:fill-color="#729fcf"/>
      <style:text-properties fo:font-size="10.5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48cm" svg:y1="15.743cm" svg:x2="16cm" svg:y2="15.743cm">
          <text:p/>
        </draw:line>
        <draw:line draw:style-name="gr2" draw:text-style-name="P1" draw:layer="layout" svg:x1="12.8cm" svg:y1="13.8cm" svg:x2="12.8cm" svg:y2="15.748cm">
          <text:p/>
        </draw:line>
        <draw:path draw:style-name="gr2" draw:text-style-name="P1" draw:layer="layout" svg:width="2.08cm" svg:height="0.817cm" draw:transform="rotate (0.732863752912419) translate (12.2260768472759cm 15.1703670632077cm)" svg:viewBox="0 0 2081 818" svg:d="M0 818c1345 0 2081-818 2081-818">
          <text:p/>
        </draw:path>
        <draw:path draw:style-name="gr3" draw:text-style-name="P1" draw:layer="layout" svg:width="6.319cm" svg:height="10.907cm" draw:transform="rotate (1.20497531557689) translate (3.253cm 15.781cm)" svg:viewBox="0 0 6320 10908" svg:d="M0 0c1970 1 5140 7826 5140 7826l1180 3082">
          <text:p/>
        </draw:path>
        <draw:line draw:style-name="gr4" draw:text-style-name="P1" draw:layer="layout" svg:x1="12.8cm" svg:y1="14.334cm" svg:x2="13.7cm" svg:y2="14.334cm">
          <text:p/>
        </draw:line>
        <draw:line draw:style-name="gr4" draw:text-style-name="P1" draw:layer="layout" svg:x1="12.8cm" svg:y1="13.8cm" svg:x2="13.8cm" svg:y2="13.8cm">
          <text:p/>
        </draw:line>
        <draw:line draw:style-name="gr4" draw:text-style-name="P1" draw:layer="layout" svg:x1="12.8cm" svg:y1="14.817cm" svg:x2="13.501cm" svg:y2="14.817cm">
          <text:p/>
        </draw:line>
        <draw:line draw:style-name="gr4" draw:text-style-name="P1" draw:layer="layout" svg:x1="12.8cm" svg:y1="15.308cm" svg:x2="13.2cm" svg:y2="15.308cm">
          <text:p/>
        </draw:line>
        <draw:line draw:style-name="gr4" draw:text-style-name="P1" draw:layer="layout" svg:x1="12.8cm" svg:y1="15.478cm" svg:x2="13.1cm" svg:y2="15.478cm">
          <text:p/>
        </draw:line>
        <draw:line draw:style-name="gr2" draw:text-style-name="P1" draw:layer="layout" svg:x1="3.8cm" svg:y1="13.787cm" svg:x2="3.8cm" svg:y2="15.735cm">
          <text:p/>
        </draw:line>
        <draw:path draw:style-name="gr2" draw:text-style-name="P1" draw:layer="layout" svg:width="2.08cm" svg:height="0.817cm" draw:transform="rotate (0.732863752912419) translate (3.22607684727589cm 15.1573670632077cm)" svg:viewBox="0 0 2081 818" svg:d="M0 818c1345 0 2081-818 2081-818">
          <text:p/>
        </draw:path>
        <draw:line draw:style-name="gr4" draw:text-style-name="P1" draw:layer="layout" svg:x1="3.8cm" svg:y1="14.321cm" svg:x2="4.7cm" svg:y2="14.321cm">
          <text:p/>
        </draw:line>
        <draw:line draw:style-name="gr4" draw:text-style-name="P1" draw:layer="layout" svg:x1="3.8cm" svg:y1="13.787cm" svg:x2="4.8cm" svg:y2="13.787cm">
          <text:p/>
        </draw:line>
        <draw:line draw:style-name="gr4" draw:text-style-name="P1" draw:layer="layout" svg:x1="3.8cm" svg:y1="14.804cm" svg:x2="4.501cm" svg:y2="14.804cm">
          <text:p/>
        </draw:line>
        <draw:line draw:style-name="gr4" draw:text-style-name="P1" draw:layer="layout" svg:x1="3.803cm" svg:y1="15.296cm" svg:x2="4.203cm" svg:y2="15.296cm">
          <text:p/>
        </draw:line>
        <draw:line draw:style-name="gr4" draw:text-style-name="P1" draw:layer="layout" svg:x1="3.796cm" svg:y1="15.463cm" svg:x2="4.096cm" svg:y2="15.463cm">
          <text:p/>
        </draw:line>
        <draw:line draw:style-name="gr2" draw:text-style-name="P1" draw:layer="layout" svg:x1="7.3cm" svg:y1="13.774cm" svg:x2="7.3cm" svg:y2="15.722cm">
          <text:p/>
        </draw:line>
        <draw:path draw:style-name="gr2" draw:text-style-name="P1" draw:layer="layout" svg:width="2.08cm" svg:height="0.817cm" draw:transform="rotate (0.732863752912419) translate (6.72607684727589cm 15.1443670632077cm)" svg:viewBox="0 0 2081 818" svg:d="M0 818c1345 0 2081-818 2081-818">
          <text:p/>
        </draw:path>
        <draw:line draw:style-name="gr4" draw:text-style-name="P1" draw:layer="layout" svg:x1="7.3cm" svg:y1="14.308cm" svg:x2="8.2cm" svg:y2="14.308cm">
          <text:p/>
        </draw:line>
        <draw:line draw:style-name="gr4" draw:text-style-name="P1" draw:layer="layout" svg:x1="7.3cm" svg:y1="13.774cm" svg:x2="8.3cm" svg:y2="13.774cm">
          <text:p/>
        </draw:line>
        <draw:line draw:style-name="gr4" draw:text-style-name="P1" draw:layer="layout" svg:x1="7.3cm" svg:y1="14.791cm" svg:x2="8.001cm" svg:y2="14.791cm">
          <text:p/>
        </draw:line>
        <draw:line draw:style-name="gr4" draw:text-style-name="P1" draw:layer="layout" svg:x1="7.304cm" svg:y1="15.283cm" svg:x2="7.704cm" svg:y2="15.283cm">
          <text:p/>
        </draw:line>
        <draw:line draw:style-name="gr4" draw:text-style-name="P1" draw:layer="layout" svg:x1="7.296cm" svg:y1="15.45cm" svg:x2="7.596cm" svg:y2="15.45cm">
          <text:p/>
        </draw:line>
        <draw:line draw:style-name="gr5" draw:text-style-name="P2" draw:layer="layout" svg:x1="1.8cm" svg:y1="13.787cm" svg:x2="1.8cm" svg:y2="15.735cm">
          <text:p/>
        </draw:line>
        <draw:line draw:style-name="gr6" draw:text-style-name="P2" draw:layer="layout" svg:x1="1.8cm" svg:y1="13.787cm" svg:x2="2.8cm" svg:y2="13.787cm">
          <text:p/>
        </draw:line>
        <draw:line draw:style-name="gr6" draw:text-style-name="P2" draw:layer="layout" svg:x1="1.8cm" svg:y1="14.3cm" svg:x2="2.8cm" svg:y2="14.3cm">
          <text:p/>
        </draw:line>
        <draw:line draw:style-name="gr6" draw:text-style-name="P2" draw:layer="layout" svg:x1="1.8cm" svg:y1="14.813cm" svg:x2="2.8cm" svg:y2="14.813cm">
          <text:p/>
        </draw:line>
        <draw:line draw:style-name="gr6" draw:text-style-name="P2" draw:layer="layout" svg:x1="1.8cm" svg:y1="15.326cm" svg:x2="2.8cm" svg:y2="15.326cm">
          <text:p/>
        </draw:line>
        <draw:line draw:style-name="gr6" draw:text-style-name="P2" draw:layer="layout" svg:x1="1.8cm" svg:y1="15.726cm" svg:x2="2.8cm" svg:y2="15.726cm">
          <text:p/>
        </draw:line>
        <draw:frame draw:style-name="gr7" draw:text-style-name="P4" draw:layer="layout" svg:width="2cm" svg:height="1.825cm" svg:x="1.7cm" svg:y="13.075cm">
          <draw:text-box>
            <text:p text:style-name="P3"><text:span text:style-name="T1">u</text:span><text:span text:style-name="T2">0</text:span></text:p>
          </draw:text-box>
        </draw:frame>
        <draw:frame draw:style-name="gr8" draw:text-style-name="P5" draw:layer="layout" svg:width="1.256cm" svg:height="0.752cm" svg:x="7.373cm" svg:y="13.106cm">
          <draw:text-box>
            <text:p text:style-name="P3"><text:span text:style-name="T1">u</text:span><text:span text:style-name="T3">(</text:span><text:span text:style-name="T3">y)</text:span></text:p>
          </draw:text-box>
        </draw:frame>
        <draw:line draw:style-name="gr2" draw:text-style-name="P1" draw:layer="layout" svg:x1="14.916cm" svg:y1="13.8cm" svg:x2="14.916cm" svg:y2="15.748cm">
          <text:p/>
        </draw:line>
        <draw:path draw:style-name="gr2" draw:text-style-name="P1" draw:layer="layout" svg:width="2.08cm" svg:height="0.817cm" draw:transform="rotate (0.732863752912419) translate (14.3420768472759cm 15.1703670632077cm)" svg:viewBox="0 0 2081 818" svg:d="M0 818c1345 0 2081-818 2081-818">
          <text:p/>
        </draw:path>
        <draw:line draw:style-name="gr4" draw:text-style-name="P1" draw:layer="layout" svg:x1="14.916cm" svg:y1="14.334cm" svg:x2="15.816cm" svg:y2="14.334cm">
          <text:p/>
        </draw:line>
        <draw:line draw:style-name="gr4" draw:text-style-name="P1" draw:layer="layout" svg:x1="14.916cm" svg:y1="13.8cm" svg:x2="15.916cm" svg:y2="13.8cm">
          <text:p/>
        </draw:line>
        <draw:line draw:style-name="gr4" draw:text-style-name="P1" draw:layer="layout" svg:x1="14.916cm" svg:y1="14.817cm" svg:x2="15.617cm" svg:y2="14.817cm">
          <text:p/>
        </draw:line>
        <draw:line draw:style-name="gr4" draw:text-style-name="P1" draw:layer="layout" svg:x1="14.916cm" svg:y1="15.308cm" svg:x2="15.316cm" svg:y2="15.308cm">
          <text:p/>
        </draw:line>
        <draw:line draw:style-name="gr9" draw:text-style-name="P1" draw:layer="layout" svg:x1="14.916cm" svg:y1="15.478cm" svg:x2="15.216cm" svg:y2="15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13:15.720637588</meta:creation-date>
    <dc:date>2017-08-15T21:14:35.048491139</dc:date>
    <meta:editing-duration>PT2H40M41S</meta:editing-duration>
    <meta:editing-cycles>10</meta:editing-cycles>
    <meta:generator>LibreOffice/5.1.6.2$Linux_X86_64 LibreOffice_project/10m0$Build-2</meta:generator>
    <meta:document-statistic meta:object-count="38"/>
  </office:meta>
</office:document-meta>
</file>